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10.20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224cm"/>
    </style:style>
    <style:style style:name="co7" style:family="table-column">
      <style:table-column-properties fo:break-before="auto" style:column-width="3.198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2.43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20"/>
    <style:style style:name="ce3" style:family="table-cell" style:parent-style-name="Default" style:data-style-name="N112"/>
    <style:style style:name="ce4" style:family="table-cell" style:parent-style-name="Default" style:data-style-name="N113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ce2"/>
        <table:table-column table:style-name="co8" table:default-cell-style-name="ce2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1">
          <table:table-cell table:number-columns-repeated="5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old</text:p>
          </table:table-cell>
          <table:table-cell/>
          <table:table-cell table:style-name="ce1" table:number-columns-repeated="2"/>
          <table:table-cell table:number-columns-repeated="10"/>
          <table:table-cell office:value-type="string">
            <text:p>Diff =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ge</text:p>
          </table:table-cell>
          <table:table-cell office:value-type="string">
            <text:p>Gebäude</text:p>
          </table:table-cell>
          <table:table-cell table:number-columns-repeated="2"/>
          <table:table-cell table:style-name="ce1" table:number-columns-repeated="2"/>
          <table:table-cell office:value-type="string">
            <text:p>new</text:p>
          </table:table-cell>
          <table:table-cell/>
          <table:table-cell office:value-type="string">
            <text:p>diff</text:p>
          </table:table-cell>
          <table:table-cell office:value-type="string">
            <text:p>relative dif</text:p>
          </table:table-cell>
          <table:table-cell office:value-type="string">
            <text:p>neu/alt (das ist ein verhältnis, keine differenz!)</text:p>
          </table:table-cell>
          <table:table-cell table:number-columns-repeated="2"/>
          <table:table-cell table:style-name="ce1" office:value-type="string">
            <text:p>Alt – neu</text:p>
          </table:table-cell>
          <table:table-cell table:style-name="ce1" office:value-type="string">
            <text:p>(alt-neu)/neu</text:p>
          </table:table-cell>
          <table:table-cell table:style-name="ce1"/>
          <table:table-cell table:style-name="ce1" office:value-type="string">
            <text:p>Neu-alt</text:p>
          </table:table-cell>
          <table:table-cell table:style-name="ce1" office:value-type="string">
            <text:p>(neu-alt)/neu</text:p>
          </table:table-cell>
          <table:table-cell office:value-type="string">
            <text:p>(neu-alt)/alt</text:p>
          </table:table-cell>
        </table:table-row>
        <table:table-row table:style-name="ro1">
          <table:table-cell office:value-type="string">
            <text:p>Kontor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100002 branch office, full settlement, water and land</text:p>
          </table:table-cell>
          <table:table-cell office:value-type="string">
            <text:p>UC01</text:p>
          </table:table-cell>
          <table:table-cell table:style-name="ce1" office:value-type="float" office:value="0.0054189372">
            <text:p>0,00541894</text:p>
          </table:table-cell>
          <table:table-cell table:style-name="ce1" office:value-type="float" office:value="0.00019435">
            <text:p>0,00019435</text:p>
          </table:table-cell>
          <table:table-cell table:style-name="ce1" office:value-type="float" office:value="0.0028291464">
            <text:p>0,00282915</text:p>
          </table:table-cell>
          <table:table-cell table:style-name="ce1" office:value-type="float" office:value="0.00005866">
            <text:p>0,00005866</text:p>
          </table:table-cell>
          <table:table-cell table:formula="of:=[.H4]-[.F4]" office:value-type="float" office:value="-0.0025897908">
            <text:p>-0,002589790800</text:p>
          </table:table-cell>
          <table:table-cell table:formula="of:=[.T4]" office:value-type="float" office:value="-0.477914894455688">
            <text:p>-0,477914894456</text:p>
          </table:table-cell>
          <table:table-cell table:formula="of:=[.H4]/[.F4]" office:value-type="float" office:value="0.522085105544312">
            <text:p>0,52</text:p>
          </table:table-cell>
          <table:table-cell office:value-type="string">
            <text:p>bo</text:p>
          </table:table-cell>
          <table:table-cell table:style-name="ce3"/>
          <table:table-cell table:style-name="ce1" table:formula="of:=[.F4]-[.H4]" office:value-type="float" office:value="0.0025897908">
            <text:p>0,00258979</text:p>
          </table:table-cell>
          <table:table-cell table:style-name="ce1" table:formula="of:=[.O4]/[.F4]" office:value-type="float" office:value="0.477914894455688">
            <text:p>0,47791489</text:p>
          </table:table-cell>
          <table:table-cell table:style-name="ce1"/>
          <table:table-cell table:style-name="ce1" table:formula="of:=[.J4]" office:value-type="float" office:value="-0.0025897908">
            <text:p>-0,00258979</text:p>
          </table:table-cell>
          <table:table-cell table:style-name="ce1" table:formula="of:=[.R4]/[.H4]" office:value-type="float" office:value="-0.915396530911232">
            <text:p>-0,91539653</text:p>
          </table:table-cell>
          <table:table-cell table:style-name="ce4" table:formula="of:=[.R4]/[.F4]" office:value-type="float" office:value="-0.477914894455688">
            <text:p>-0,47791</text:p>
          </table:table-cell>
        </table:table-row>
        <table:table-row table:style-name="ro1">
          <table:table-cell office:value-type="string">
            <text:p>Lager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100108 storage tent, full settlement, water and land</text:p>
          </table:table-cell>
          <table:table-cell office:value-type="string">
            <text:p>UC02</text:p>
          </table:table-cell>
          <table:table-cell table:style-name="ce1" office:value-type="float" office:value="0.0048828912">
            <text:p>0,00488289</text:p>
          </table:table-cell>
          <table:table-cell table:style-name="ce1" office:value-type="float" office:value="0.00008609">
            <text:p>0,00008609</text:p>
          </table:table-cell>
          <table:table-cell table:style-name="ce1" office:value-type="float" office:value="0.0027645087">
            <text:p>0,00276451</text:p>
          </table:table-cell>
          <table:table-cell table:style-name="ce1" office:value-type="float" office:value="0.00005818">
            <text:p>0,00005818</text:p>
          </table:table-cell>
          <table:table-cell table:formula="of:=[.H5]-[.F5]" office:value-type="float" office:value="-0.0021183825">
            <text:p>-0,002118382500</text:p>
          </table:table-cell>
          <table:table-cell table:formula="of:=[.T5]" office:value-type="float" office:value="-0.433837743507371">
            <text:p>-0,433837743507</text:p>
          </table:table-cell>
          <table:table-cell table:formula="of:=[.H5]/[.F5]" office:value-type="float" office:value="0.566162256492629">
            <text:p>0,57</text:p>
          </table:table-cell>
          <table:table-cell office:value-type="string">
            <text:p>storage</text:p>
          </table:table-cell>
          <table:table-cell table:style-name="ce3"/>
          <table:table-cell table:style-name="ce1" table:formula="of:=[.F5]-[.H5]" office:value-type="float" office:value="0.0021183825">
            <text:p>0,00211838</text:p>
          </table:table-cell>
          <table:table-cell table:style-name="ce1" table:formula="of:=[.O5]/[.F5]" office:value-type="float" office:value="0.433837743507371">
            <text:p>0,43383774</text:p>
          </table:table-cell>
          <table:table-cell table:style-name="ce1"/>
          <table:table-cell table:style-name="ce1" table:formula="of:=[.J5]" office:value-type="float" office:value="-0.0021183825">
            <text:p>-0,00211838</text:p>
          </table:table-cell>
          <table:table-cell table:style-name="ce1" table:formula="of:=[.R5]/[.H5]" office:value-type="float" office:value="-0.766278109379797">
            <text:p>-0,76627811</text:p>
          </table:table-cell>
          <table:table-cell table:style-name="ce4" table:formula="of:=[.R5]/[.F5]" office:value-type="float" office:value="-0.433837743507371">
            <text:p>-0,43384</text:p>
          </table:table-cell>
        </table:table-row>
        <table:table-row table:style-name="ro1">
          <table:table-cell office:value-type="string">
            <text:p>Marktplatz</text:p>
          </table:table-cell>
          <table:table-cell office:value-type="string">
            <text:p>SN</text:p>
          </table:table-cell>
          <table:table-cell office:value-type="string">
            <text:p>+</text:p>
          </table:table-cell>
          <table:table-cell office:value-type="string">
            <text:p>100085 market place, water and land, some buildings</text:p>
          </table:table-cell>
          <table:table-cell office:value-type="string">
            <text:p>UC03</text:p>
          </table:table-cell>
          <table:table-cell table:style-name="ce1" office:value-type="float" office:value="0.0024070621">
            <text:p>0,00240706</text:p>
          </table:table-cell>
          <table:table-cell table:style-name="ce1" office:value-type="float" office:value="0.00005849">
            <text:p>0,00005849</text:p>
          </table:table-cell>
          <table:table-cell table:style-name="ce1" office:value-type="float" office:value="0.0020983076">
            <text:p>0,00209831</text:p>
          </table:table-cell>
          <table:table-cell table:style-name="ce1" office:value-type="float" office:value="0.00005534">
            <text:p>0,00005534</text:p>
          </table:table-cell>
          <table:table-cell table:formula="of:=[.H6]-[.F6]" office:value-type="float" office:value="-0.0003087545">
            <text:p>-0,000308754500</text:p>
          </table:table-cell>
          <table:table-cell table:formula="of:=[.T6]" office:value-type="float" office:value="-0.128270267725955">
            <text:p>-0,128270267726</text:p>
          </table:table-cell>
          <table:table-cell table:formula="of:=[.H6]/[.F6]" office:value-type="float" office:value="0.871729732274045">
            <text:p>0,87</text:p>
          </table:table-cell>
          <table:table-cell office:value-type="string">
            <text:p>market</text:p>
          </table:table-cell>
          <table:table-cell table:style-name="ce3"/>
          <table:table-cell table:style-name="ce1" table:formula="of:=[.F6]-[.H6]" office:value-type="float" office:value="0.0003087545">
            <text:p>0,00030875</text:p>
          </table:table-cell>
          <table:table-cell table:style-name="ce1" table:formula="of:=[.O6]/[.F6]" office:value-type="float" office:value="0.128270267725955">
            <text:p>0,12827027</text:p>
          </table:table-cell>
          <table:table-cell table:style-name="ce1"/>
          <table:table-cell table:style-name="ce1" table:formula="of:=[.J6]" office:value-type="float" office:value="-0.0003087545">
            <text:p>-0,00030875</text:p>
          </table:table-cell>
          <table:table-cell table:style-name="ce1" table:formula="of:=[.R6]/[.H6]" office:value-type="float" office:value="-0.147144536863899">
            <text:p>-0,14714454</text:p>
          </table:table-cell>
          <table:table-cell table:style-name="ce4" table:formula="of:=[.R6]/[.F6]" office:value-type="float" office:value="-0.128270267725955">
            <text:p>-0,12827</text:p>
          </table:table-cell>
        </table:table-row>
        <table:table-row table:style-name="ro1">
          <table:table-cell office:value-type="string">
            <text:p>Marktplatz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Standnähe</text:p>
          </table:table-cell>
          <table:table-cell office:value-type="string">
            <text:p>UC04</text:p>
          </table:table-cell>
          <table:table-cell table:style-name="ce1" office:value-type="float" office:value="0.0022946835">
            <text:p>0,00229468</text:p>
          </table:table-cell>
          <table:table-cell table:style-name="ce1" office:value-type="float" office:value="0.00005231">
            <text:p>0,00005231</text:p>
          </table:table-cell>
          <table:table-cell table:style-name="ce1" office:value-type="float" office:value="0.0018470454">
            <text:p>0,00184705</text:p>
          </table:table-cell>
          <table:table-cell table:style-name="ce1" office:value-type="float" office:value="0.00005222">
            <text:p>0,00005222</text:p>
          </table:table-cell>
          <table:table-cell table:formula="of:=[.H7]-[.F7]" office:value-type="float" office:value="-0.0004476381">
            <text:p>-0,000447638100</text:p>
          </table:table-cell>
          <table:table-cell table:formula="of:=[.T7]" office:value-type="float" office:value="-0.195076183708995">
            <text:p>-0,195076183709</text:p>
          </table:table-cell>
          <table:table-cell table:formula="of:=[.H7]/[.F7]" office:value-type="float" office:value="0.804923816291005">
            <text:p>0,8</text:p>
          </table:table-cell>
          <table:table-cell office:value-type="string">
            <text:p>market</text:p>
          </table:table-cell>
          <table:table-cell table:style-name="ce3"/>
          <table:table-cell table:style-name="ce1" table:formula="of:=[.F7]-[.H7]" office:value-type="float" office:value="0.0004476381">
            <text:p>0,00044764</text:p>
          </table:table-cell>
          <table:table-cell table:style-name="ce1" table:formula="of:=[.O7]/[.F7]" office:value-type="float" office:value="0.195076183708995">
            <text:p>0,19507618</text:p>
          </table:table-cell>
          <table:table-cell table:style-name="ce1"/>
          <table:table-cell table:style-name="ce1" table:formula="of:=[.J7]" office:value-type="float" office:value="-0.0004476381">
            <text:p>-0,00044764</text:p>
          </table:table-cell>
          <table:table-cell table:style-name="ce1" table:formula="of:=[.R7]/[.H7]" office:value-type="float" office:value="-0.242353598888257">
            <text:p>-0,24235360</text:p>
          </table:table-cell>
          <table:table-cell table:style-name="ce4" table:formula="of:=[.R7]/[.F7]" office:value-type="float" office:value="-0.195076183708995">
            <text:p>-0,19508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SR</text:p>
          </table:table-cell>
          <table:table-cell office:value-type="string">
            <text:p>+</text:p>
          </table:table-cell>
          <table:table-cell office:value-type="string">
            <text:p>100103 settler right, mostly no settlement, some buildings</text:p>
          </table:table-cell>
          <table:table-cell office:value-type="string">
            <text:p>UC05</text:p>
          </table:table-cell>
          <table:table-cell table:style-name="ce1" office:value-type="float" office:value="0.0012865448">
            <text:p>0,00128654</text:p>
          </table:table-cell>
          <table:table-cell table:style-name="ce1" office:value-type="float" office:value="0.00003893">
            <text:p>0,00003893</text:p>
          </table:table-cell>
          <table:table-cell table:style-name="ce1" office:value-type="float" office:value="0.0006820583">
            <text:p>0,00068206</text:p>
          </table:table-cell>
          <table:table-cell table:style-name="ce1" office:value-type="float" office:value="0.00006361">
            <text:p>0,00006361</text:p>
          </table:table-cell>
          <table:table-cell table:formula="of:=[.H8]-[.F13]" office:value-type="float" office:value="0.0000415969">
            <text:p>0,000041596900</text:p>
          </table:table-cell>
          <table:table-cell table:formula="of:=[.T8]" office:value-type="float" office:value="0.0323322592419634">
            <text:p>0,032332259242</text:p>
          </table:table-cell>
          <table:table-cell table:formula="of:=[.H8]/[.F8]" office:value-type="float" office:value="0.530147337271116">
            <text:p>0,53</text:p>
          </table:table-cell>
          <table:table-cell office:value-type="string">
            <text:p>weaver</text:p>
          </table:table-cell>
          <table:table-cell table:style-name="ce3"/>
          <table:table-cell table:style-name="ce1" table:formula="of:=[.F8]-[.H8]" office:value-type="float" office:value="0.0006044865">
            <text:p>0,00060449</text:p>
          </table:table-cell>
          <table:table-cell table:style-name="ce1" table:formula="of:=[.O8]/[.F8]" office:value-type="float" office:value="0.469852662728884">
            <text:p>0,46985266</text:p>
          </table:table-cell>
          <table:table-cell table:style-name="ce1"/>
          <table:table-cell table:style-name="ce1" table:formula="of:=[.J8]" office:value-type="float" office:value="0.0000415969">
            <text:p>0,00004160</text:p>
          </table:table-cell>
          <table:table-cell table:style-name="ce1" table:formula="of:=[.R8]/[.H8]" office:value-type="float" office:value="0.060987308562919">
            <text:p>0,06098731</text:p>
          </table:table-cell>
          <table:table-cell table:style-name="ce4" table:formula="of:=[.R8]/[.F8]" office:value-type="float" office:value="0.0323322592419634">
            <text:p>0,03233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L</text:p>
          </table:table-cell>
          <table:table-cell office:value-type="string">
            <text:p>+</text:p>
          </table:table-cell>
          <table:table-cell office:value-type="string">
            <text:p>100007 settler center, some buildings (trees)</text:p>
          </table:table-cell>
          <table:table-cell office:value-type="string">
            <text:p>UC06</text:p>
          </table:table-cell>
          <table:table-cell table:style-name="ce1" office:value-type="float" office:value="0.0018889356">
            <text:p>0,00188894</text:p>
          </table:table-cell>
          <table:table-cell table:style-name="ce1" office:value-type="float" office:value="0.00017765">
            <text:p>0,00017765</text:p>
          </table:table-cell>
          <table:table-cell table:style-name="ce1" office:value-type="float" office:value="0.0017752838">
            <text:p>0,00177528</text:p>
          </table:table-cell>
          <table:table-cell table:style-name="ce1" office:value-type="float" office:value="0.00004538">
            <text:p>0,00004538</text:p>
          </table:table-cell>
          <table:table-cell table:formula="of:=[.H9]-[.F9]" office:value-type="float" office:value="-0.0001136518">
            <text:p>-0,000113651800</text:p>
          </table:table-cell>
          <table:table-cell table:formula="of:=[.T9]" office:value-type="float" office:value="-0.06016711210271">
            <text:p>-0,060167112103</text:p>
          </table:table-cell>
          <table:table-cell table:formula="of:=[.H9]/[.F9]" office:value-type="float" office:value="0.93983288789729">
            <text:p>0,94</text:p>
          </table:table-cell>
          <table:table-cell office:value-type="string">
            <text:p>settler</text:p>
          </table:table-cell>
          <table:table-cell table:style-name="ce3"/>
          <table:table-cell table:style-name="ce1" table:formula="of:=[.F9]-[.H9]" office:value-type="float" office:value="0.0001136518">
            <text:p>0,00011365</text:p>
          </table:table-cell>
          <table:table-cell table:style-name="ce1" table:formula="of:=[.O9]/[.F9]" office:value-type="float" office:value="0.06016711210271">
            <text:p>0,06016711</text:p>
          </table:table-cell>
          <table:table-cell table:style-name="ce1"/>
          <table:table-cell table:style-name="ce1" table:formula="of:=[.J9]" office:value-type="float" office:value="-0.0001136518">
            <text:p>-0,00011365</text:p>
          </table:table-cell>
          <table:table-cell table:style-name="ce1" table:formula="of:=[.R9]/[.H9]" office:value-type="float" office:value="-0.0640189472804291">
            <text:p>-0,06401895</text:p>
          </table:table-cell>
          <table:table-cell table:style-name="ce4" table:formula="of:=[.R9]/[.F9]" office:value-type="float" office:value="-0.06016711210271">
            <text:p>-0,06017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100012 settler left, mostly water, some trees</text:p>
          </table:table-cell>
          <table:table-cell office:value-type="string">
            <text:p>UC07</text:p>
          </table:table-cell>
          <table:table-cell table:style-name="ce1" office:value-type="float" office:value="0.0014106393">
            <text:p>0,00141064</text:p>
          </table:table-cell>
          <table:table-cell table:style-name="ce1" office:value-type="float" office:value="0.00007571">
            <text:p>0,00007571</text:p>
          </table:table-cell>
          <table:table-cell table:style-name="ce1" office:value-type="float" office:value="0.0010488343">
            <text:p>0,00104883</text:p>
          </table:table-cell>
          <table:table-cell table:style-name="ce1" office:value-type="float" office:value="0.00003361">
            <text:p>0,00003361</text:p>
          </table:table-cell>
          <table:table-cell table:formula="of:=[.H10]-[.F10]" office:value-type="float" office:value="-0.000361805">
            <text:p>-0,000361805000</text:p>
          </table:table-cell>
          <table:table-cell table:formula="of:=[.T10]" office:value-type="float" office:value="-0.25648300029639">
            <text:p>-0,256483000296</text:p>
          </table:table-cell>
          <table:table-cell table:formula="of:=[.H10]/[.F10]" office:value-type="float" office:value="0.74351699970361">
            <text:p>0,74</text:p>
          </table:table-cell>
          <table:table-cell office:value-type="string">
            <text:p>settler</text:p>
          </table:table-cell>
          <table:table-cell table:style-name="ce3"/>
          <table:table-cell table:style-name="ce1" table:formula="of:=[.F10]-[.H10]" office:value-type="float" office:value="0.000361805">
            <text:p>0,00036181</text:p>
          </table:table-cell>
          <table:table-cell table:style-name="ce1" table:formula="of:=[.O10]/[.F10]" office:value-type="float" office:value="0.25648300029639">
            <text:p>0,25648300</text:p>
          </table:table-cell>
          <table:table-cell table:style-name="ce1"/>
          <table:table-cell table:style-name="ce1" table:formula="of:=[.J10]" office:value-type="float" office:value="-0.000361805">
            <text:p>-0,00036181</text:p>
          </table:table-cell>
          <table:table-cell table:style-name="ce1" table:formula="of:=[.R10]/[.H10]" office:value-type="float" office:value="-0.344959160851242">
            <text:p>-0,34495916</text:p>
          </table:table-cell>
          <table:table-cell table:style-name="ce4" table:formula="of:=[.R10]/[.F10]" office:value-type="float" office:value="-0.25648300029639">
            <text:p>-0,25648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100080 settler right top, nearly only water, hardly any buildings</text:p>
          </table:table-cell>
          <table:table-cell office:value-type="string">
            <text:p>UC08</text:p>
          </table:table-cell>
          <table:table-cell table:style-name="ce1" office:value-type="float" office:value="0.0013856268">
            <text:p>0,00138563</text:p>
          </table:table-cell>
          <table:table-cell table:style-name="ce1" office:value-type="float" office:value="0.00011778">
            <text:p>0,00011778</text:p>
          </table:table-cell>
          <table:table-cell table:style-name="ce1" office:value-type="float" office:value="0.0012481022">
            <text:p>0,00124810</text:p>
          </table:table-cell>
          <table:table-cell table:style-name="ce1" office:value-type="float" office:value="0.00007953">
            <text:p>0,00007953</text:p>
          </table:table-cell>
          <table:table-cell table:formula="of:=[.H11]-[.F11]" office:value-type="float" office:value="-0.0001375246">
            <text:p>-0,000137524600</text:p>
          </table:table-cell>
          <table:table-cell table:formula="of:=[.T11]" office:value-type="float" office:value="-0.0992508228045242">
            <text:p>-0,099250822805</text:p>
          </table:table-cell>
          <table:table-cell table:formula="of:=[.H11]/[.F11]" office:value-type="float" office:value="0.900749177195476">
            <text:p>0,9</text:p>
          </table:table-cell>
          <table:table-cell office:value-type="string">
            <text:p>settler</text:p>
          </table:table-cell>
          <table:table-cell table:style-name="ce3"/>
          <table:table-cell table:style-name="ce1" table:formula="of:=[.F11]-[.H11]" office:value-type="float" office:value="0.0001375246">
            <text:p>0,00013752</text:p>
          </table:table-cell>
          <table:table-cell table:style-name="ce1" table:formula="of:=[.O11]/[.F11]" office:value-type="float" office:value="0.0992508228045242">
            <text:p>0,09925082</text:p>
          </table:table-cell>
          <table:table-cell table:style-name="ce1"/>
          <table:table-cell table:style-name="ce1" table:formula="of:=[.J11]" office:value-type="float" office:value="-0.0001375246">
            <text:p>-0,00013752</text:p>
          </table:table-cell>
          <table:table-cell table:style-name="ce1" table:formula="of:=[.R11]/[.H11]" office:value-type="float" office:value="-0.110186970265736">
            <text:p>-0,11018697</text:p>
          </table:table-cell>
          <table:table-cell table:style-name="ce4" table:formula="of:=[.R11]/[.F11]" office:value-type="float" office:value="-0.0992508228045242">
            <text:p>-0,09925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SN</text:p>
          </table:table-cell>
          <table:table-cell office:value-type="string">
            <text:p>+</text:p>
          </table:table-cell>
          <table:table-cell office:value-type="string">
            <text:p>100089 settler bottom, 1/3 water, many buildings</text:p>
          </table:table-cell>
          <table:table-cell office:value-type="string">
            <text:p>UC09</text:p>
          </table:table-cell>
          <table:table-cell table:style-name="ce1" office:value-type="float" office:value="0.0016626">
            <text:p>0,00166260</text:p>
          </table:table-cell>
          <table:table-cell table:style-name="ce1" office:value-type="float" office:value="0.0000442">
            <text:p>0,00004420</text:p>
          </table:table-cell>
          <table:table-cell table:style-name="ce1" office:value-type="float" office:value="0.0015141392">
            <text:p>0,00151414</text:p>
          </table:table-cell>
          <table:table-cell table:style-name="ce1" office:value-type="float" office:value="0.00005543">
            <text:p>0,00005543</text:p>
          </table:table-cell>
          <table:table-cell table:formula="of:=[.H12]-[.F12]" office:value-type="float" office:value="-0.0001484608">
            <text:p>-0,000148460800</text:p>
          </table:table-cell>
          <table:table-cell table:formula="of:=[.T12]" office:value-type="float" office:value="-0.0892943582340911">
            <text:p>-0,089294358234</text:p>
          </table:table-cell>
          <table:table-cell table:formula="of:=[.H12]/[.F12]" office:value-type="float" office:value="0.910705641765909">
            <text:p>0,91</text:p>
          </table:table-cell>
          <table:table-cell office:value-type="string">
            <text:p>settler</text:p>
          </table:table-cell>
          <table:table-cell table:style-name="ce3"/>
          <table:table-cell table:style-name="ce1" table:formula="of:=[.F12]-[.H12]" office:value-type="float" office:value="0.0001484608">
            <text:p>0,00014846</text:p>
          </table:table-cell>
          <table:table-cell table:style-name="ce1" table:formula="of:=[.O12]/[.F12]" office:value-type="float" office:value="0.0892943582340911">
            <text:p>0,08929436</text:p>
          </table:table-cell>
          <table:table-cell table:style-name="ce1"/>
          <table:table-cell table:style-name="ce1" table:formula="of:=[.J12]" office:value-type="float" office:value="-0.0001484608">
            <text:p>-0,00014846</text:p>
          </table:table-cell>
          <table:table-cell table:style-name="ce1" table:formula="of:=[.R12]/[.H12]" office:value-type="float" office:value="-0.0980496377083427">
            <text:p>-0,09804964</text:p>
          </table:table-cell>
          <table:table-cell table:style-name="ce4" table:formula="of:=[.R12]/[.F12]" office:value-type="float" office:value="-0.0892943582340911">
            <text:p>-0,08929</text:p>
          </table:table-cell>
        </table:table-row>
        <table:table-row table:style-name="ro1">
          <table:table-cell office:value-type="string">
            <text:p>Weber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100097 weaver right, nearly only water</text:p>
          </table:table-cell>
          <table:table-cell office:value-type="string">
            <text:p>UC10</text:p>
          </table:table-cell>
          <table:table-cell table:style-name="ce1" office:value-type="float" office:value="0.0006404614">
            <text:p>0,00064046</text:p>
          </table:table-cell>
          <table:table-cell table:style-name="ce1" office:value-type="float" office:value="0.00003927">
            <text:p>0,00003927</text:p>
          </table:table-cell>
          <table:table-cell table:style-name="ce1" office:value-type="float" office:value="0.0014215946">
            <text:p>0,00142159</text:p>
          </table:table-cell>
          <table:table-cell table:style-name="ce1" office:value-type="float" office:value="0.00009162">
            <text:p>0,00009162</text:p>
          </table:table-cell>
          <table:table-cell table:formula="of:=[.H13]-[.F14]" office:value-type="float" office:value="0.0005341315">
            <text:p>0,000534131500</text:p>
          </table:table-cell>
          <table:table-cell table:formula="of:=[.T13]" office:value-type="float" office:value="0.833979221854744">
            <text:p>0,833979221855</text:p>
          </table:table-cell>
          <table:table-cell table:formula="of:=[.H13]/[.F13]" office:value-type="float" office:value="2.21964133982157">
            <text:p>2,22</text:p>
          </table:table-cell>
          <table:table-cell office:value-type="string">
            <text:p>weaver</text:p>
          </table:table-cell>
          <table:table-cell table:style-name="ce3"/>
          <table:table-cell table:style-name="ce1" table:formula="of:=[.F13]-[.H13]" office:value-type="float" office:value="-0.0007811332">
            <text:p>-0,00078113</text:p>
          </table:table-cell>
          <table:table-cell table:style-name="ce1" table:formula="of:=[.O13]/[.F13]" office:value-type="float" office:value="-1.21964133982157">
            <text:p>-1,21964134</text:p>
          </table:table-cell>
          <table:table-cell table:style-name="ce1"/>
          <table:table-cell table:style-name="ce1" table:formula="of:=[.J13]" office:value-type="float" office:value="0.0005341315">
            <text:p>0,00053413</text:p>
          </table:table-cell>
          <table:table-cell table:style-name="ce1" table:formula="of:=[.R13]/[.H13]" office:value-type="float" office:value="0.375727018096439">
            <text:p>0,37572702</text:p>
          </table:table-cell>
          <table:table-cell table:style-name="ce4" table:formula="of:=[.R13]/[.F13]" office:value-type="float" office:value="0.833979221854744">
            <text:p>0,83398</text:p>
          </table:table-cell>
        </table:table-row>
        <table:table-row table:style-name="ro1">
          <table:table-cell office:value-type="string">
            <text:p>Weber</text:p>
          </table:table-cell>
          <table:table-cell office:value-type="string">
            <text:p>L</text:p>
          </table:table-cell>
          <table:table-cell office:value-type="string">
            <text:p>+</text:p>
          </table:table-cell>
          <table:table-cell office:value-type="string">
            <text:p>100100 weaver center, only land, some buildings</text:p>
          </table:table-cell>
          <table:table-cell office:value-type="string">
            <text:p>UC11</text:p>
          </table:table-cell>
          <table:table-cell table:style-name="ce1" office:value-type="float" office:value="0.0008874631">
            <text:p>0,00088746</text:p>
          </table:table-cell>
          <table:table-cell table:style-name="ce1" office:value-type="float" office:value="0.00006697">
            <text:p>0,00006697</text:p>
          </table:table-cell>
          <table:table-cell table:style-name="ce1" office:value-type="float" office:value="0.0009277844">
            <text:p>0,00092778</text:p>
          </table:table-cell>
          <table:table-cell table:style-name="ce1" office:value-type="float" office:value="0.00006209">
            <text:p>0,00006209</text:p>
          </table:table-cell>
          <table:table-cell table:formula="of:=[.H14]-[.F8]" office:value-type="float" office:value="-0.0003587604">
            <text:p>-0,000358760400</text:p>
          </table:table-cell>
          <table:table-cell table:formula="of:=[.T14]" office:value-type="float" office:value="-0.404253878273925">
            <text:p>-0,404253878274</text:p>
          </table:table-cell>
          <table:table-cell table:formula="of:=[.H14]/[.F14]" office:value-type="float" office:value="1.04543433974889">
            <text:p>1,05</text:p>
          </table:table-cell>
          <table:table-cell office:value-type="string">
            <text:p>settler</text:p>
          </table:table-cell>
          <table:table-cell table:style-name="ce3"/>
          <table:table-cell table:style-name="ce1" table:formula="of:=[.F14]-[.H14]" office:value-type="float" office:value="-0.0000403212999999999">
            <text:p>-0,00004032</text:p>
          </table:table-cell>
          <table:table-cell table:style-name="ce1" table:formula="of:=[.O14]/[.F14]" office:value-type="float" office:value="-0.0454343397488864">
            <text:p>-0,04543434</text:p>
          </table:table-cell>
          <table:table-cell table:style-name="ce1"/>
          <table:table-cell table:style-name="ce1" table:formula="of:=[.J14]" office:value-type="float" office:value="-0.0003587604">
            <text:p>-0,00035876</text:p>
          </table:table-cell>
          <table:table-cell table:style-name="ce1" table:formula="of:=[.R14]/[.H14]" office:value-type="float" office:value="-0.38668509623572">
            <text:p>-0,38668510</text:p>
          </table:table-cell>
          <table:table-cell table:style-name="ce4" table:formula="of:=[.R14]/[.F14]" office:value-type="float" office:value="-0.404253878273925">
            <text:p>-0,40425</text:p>
          </table:table-cell>
        </table:table-row>
        <table:table-row table:style-name="ro1">
          <table:table-cell office:value-type="string">
            <text:p>Weber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100094 weaver bottom, mostly water, many buildings (trees)</text:p>
          </table:table-cell>
          <table:table-cell office:value-type="string">
            <text:p>UC12</text:p>
          </table:table-cell>
          <table:table-cell table:style-name="ce1" office:value-type="float" office:value="0.0007068491">
            <text:p>0,00070685</text:p>
          </table:table-cell>
          <table:table-cell table:style-name="ce1" office:value-type="float" office:value="0.00004174">
            <text:p>0,00004174</text:p>
          </table:table-cell>
          <table:table-cell table:style-name="ce1" office:value-type="float" office:value="0.000736022">
            <text:p>0,00073602</text:p>
          </table:table-cell>
          <table:table-cell table:style-name="ce1" office:value-type="float" office:value="0.00002718">
            <text:p>0,00002718</text:p>
          </table:table-cell>
          <table:table-cell table:formula="of:=[.H15]-[.F15]" office:value-type="float" office:value="0.0000291729">
            <text:p>0,000029172900</text:p>
          </table:table-cell>
          <table:table-cell table:formula="of:=[.T15]" office:value-type="float" office:value="0.0412717509295832">
            <text:p>0,041271750930</text:p>
          </table:table-cell>
          <table:table-cell table:formula="of:=[.H15]/[.F15]" office:value-type="float" office:value="1.04127175092958">
            <text:p>1,04</text:p>
          </table:table-cell>
          <table:table-cell office:value-type="string">
            <text:p>weaver</text:p>
          </table:table-cell>
          <table:table-cell table:style-name="ce3"/>
          <table:table-cell table:style-name="ce1" table:formula="of:=[.F15]-[.H15]" office:value-type="float" office:value="-0.0000291729">
            <text:p>-0,00002917</text:p>
          </table:table-cell>
          <table:table-cell table:style-name="ce1" table:formula="of:=[.O15]/[.F15]" office:value-type="float" office:value="-0.0412717509295832">
            <text:p>-0,04127175</text:p>
          </table:table-cell>
          <table:table-cell table:style-name="ce1"/>
          <table:table-cell table:style-name="ce1" table:formula="of:=[.J15]" office:value-type="float" office:value="0.0000291729">
            <text:p>0,00002917</text:p>
          </table:table-cell>
          <table:table-cell table:style-name="ce1" table:formula="of:=[.R15]/[.H15]" office:value-type="float" office:value="0.0396359076223265">
            <text:p>0,03963591</text:p>
          </table:table-cell>
          <table:table-cell table:style-name="ce4" table:formula="of:=[.R15]/[.F15]" office:value-type="float" office:value="0.0412717509295832">
            <text:p>0,04127</text:p>
          </table:table-cell>
        </table:table-row>
        <table:table-row table:style-name="ro1">
          <table:table-cell table:number-columns-repeated="3"/>
          <table:table-cell office:value-type="string">
            <text:p>settler</text:p>
          </table:table-cell>
          <table:table-cell/>
          <table:table-cell table:style-name="ce1" office:value-type="float" office:value="0.0015268693">
            <text:p>0,00152687</text:p>
          </table:table-cell>
          <table:table-cell table:style-name="ce1" office:value-type="float" office:value="0.00024427">
            <text:p>0,00024427</text:p>
          </table:table-cell>
          <table:table-cell table:style-name="ce1" office:value-type="float" office:value="0.0013028288">
            <text:p>0,00130283</text:p>
          </table:table-cell>
          <table:table-cell table:style-name="ce1" office:value-type="float" office:value="0.00031384">
            <text:p>0,00031384</text:p>
          </table:table-cell>
          <table:table-cell table:formula="of:=[.H16]-[.F16]" office:value-type="float" office:value="-0.0002240405">
            <text:p>-0,000224040500</text:p>
          </table:table-cell>
          <table:table-cell table:formula="of:=[.T16]" office:value-type="float" office:value="-0.146731943592028">
            <text:p>-0,146731943592</text:p>
          </table:table-cell>
          <table:table-cell table:formula="of:=[.H16]/[.F16]" office:value-type="float" office:value="0.853268056407972">
            <text:p>0,85</text:p>
          </table:table-cell>
          <table:table-cell/>
          <table:table-cell table:style-name="ce3"/>
          <table:table-cell table:style-name="ce1" table:formula="of:=[.F16]-[.H16]" office:value-type="float" office:value="0.0002240405">
            <text:p>0,00022404</text:p>
          </table:table-cell>
          <table:table-cell table:style-name="ce1" table:formula="of:=[.O16]/[.F16]" office:value-type="float" office:value="0.146731943592028">
            <text:p>0,14673194</text:p>
          </table:table-cell>
          <table:table-cell table:style-name="ce1"/>
          <table:table-cell table:style-name="ce1" table:formula="of:=[.J16]" office:value-type="float" office:value="-0.0002240405">
            <text:p>-0,00022404</text:p>
          </table:table-cell>
          <table:table-cell table:style-name="ce1" table:formula="of:=[.R16]/[.H16]" office:value-type="float" office:value="-0.171964651073111">
            <text:p>-0,17196465</text:p>
          </table:table-cell>
          <table:table-cell table:style-name="ce4" table:formula="of:=[.R16]/[.F16]" office:value-type="float" office:value="-0.146731943592028">
            <text:p>-0,14673</text:p>
          </table:table-cell>
        </table:table-row>
        <table:table-row table:style-name="ro1">
          <table:table-cell table:number-columns-repeated="3"/>
          <table:table-cell office:value-type="string">
            <text:p>branch office</text:p>
          </table:table-cell>
          <table:table-cell/>
          <table:table-cell table:style-name="ce1" office:value-type="float" office:value="0.0054189372">
            <text:p>0,00541894</text:p>
          </table:table-cell>
          <table:table-cell table:style-name="ce1" office:value-type="float" office:value="0.00019435">
            <text:p>0,00019435</text:p>
          </table:table-cell>
          <table:table-cell table:style-name="ce1" office:value-type="float" office:value="0.0028291464">
            <text:p>0,00282915</text:p>
          </table:table-cell>
          <table:table-cell table:style-name="ce1" office:value-type="float" office:value="0.00005866">
            <text:p>0,00005866</text:p>
          </table:table-cell>
          <table:table-cell table:formula="of:=[.H17]-[.F17]" office:value-type="float" office:value="-0.0025897908">
            <text:p>-0,002589790800</text:p>
          </table:table-cell>
          <table:table-cell table:formula="of:=[.T17]" office:value-type="float" office:value="-0.477914894455688">
            <text:p>-0,477914894456</text:p>
          </table:table-cell>
          <table:table-cell table:formula="of:=[.H17]/[.F17]" office:value-type="float" office:value="0.522085105544312">
            <text:p>0,52</text:p>
          </table:table-cell>
          <table:table-cell/>
          <table:table-cell table:style-name="ce3"/>
          <table:table-cell table:style-name="ce1" table:formula="of:=[.F17]-[.H17]" office:value-type="float" office:value="0.0025897908">
            <text:p>0,00258979</text:p>
          </table:table-cell>
          <table:table-cell table:style-name="ce1" table:formula="of:=[.O17]/[.F17]" office:value-type="float" office:value="0.477914894455688">
            <text:p>0,47791489</text:p>
          </table:table-cell>
          <table:table-cell table:style-name="ce1"/>
          <table:table-cell table:style-name="ce1" table:formula="of:=[.J17]" office:value-type="float" office:value="-0.0025897908">
            <text:p>-0,00258979</text:p>
          </table:table-cell>
          <table:table-cell table:style-name="ce1" table:formula="of:=[.R17]/[.H17]" office:value-type="float" office:value="-0.915396530911232">
            <text:p>-0,91539653</text:p>
          </table:table-cell>
          <table:table-cell table:style-name="ce4" table:formula="of:=[.R17]/[.F17]" office:value-type="float" office:value="-0.477914894455688">
            <text:p>-0,47791</text:p>
          </table:table-cell>
        </table:table-row>
        <table:table-row table:style-name="ro1">
          <table:table-cell table:number-columns-repeated="3"/>
          <table:table-cell office:value-type="string">
            <text:p>weaver</text:p>
          </table:table-cell>
          <table:table-cell/>
          <table:table-cell table:style-name="ce1" office:value-type="float" office:value="0.0007449245">
            <text:p>0,00074492</text:p>
          </table:table-cell>
          <table:table-cell table:style-name="ce1" office:value-type="float" office:value="0.00011177">
            <text:p>0,00011177</text:p>
          </table:table-cell>
          <table:table-cell table:style-name="ce1" office:value-type="float" office:value="0.0009465583">
            <text:p>0,00094656</text:p>
          </table:table-cell>
          <table:table-cell table:style-name="ce1" office:value-type="float" office:value="0.00034309">
            <text:p>0,00034309</text:p>
          </table:table-cell>
          <table:table-cell table:formula="of:=[.H18]-[.F18]" office:value-type="float" office:value="0.0002016338">
            <text:p>0,000201633800</text:p>
          </table:table-cell>
          <table:table-cell table:formula="of:=[.T18]" office:value-type="float" office:value="0.270676826980452">
            <text:p>0,270676826980</text:p>
          </table:table-cell>
          <table:table-cell table:formula="of:=[.H18]/[.F18]" office:value-type="float" office:value="1.27067682698045">
            <text:p>1,27</text:p>
          </table:table-cell>
          <table:table-cell/>
          <table:table-cell table:style-name="ce3"/>
          <table:table-cell table:style-name="ce1" table:formula="of:=[.F18]-[.H18]" office:value-type="float" office:value="-0.0002016338">
            <text:p>-0,00020163</text:p>
          </table:table-cell>
          <table:table-cell table:style-name="ce1" table:formula="of:=[.O18]/[.F18]" office:value-type="float" office:value="-0.270676826980452">
            <text:p>-0,27067683</text:p>
          </table:table-cell>
          <table:table-cell table:style-name="ce1"/>
          <table:table-cell table:style-name="ce1" table:formula="of:=[.J18]" office:value-type="float" office:value="0.0002016338">
            <text:p>0,00020163</text:p>
          </table:table-cell>
          <table:table-cell table:style-name="ce1" table:formula="of:=[.R18]/[.H18]" office:value-type="float" office:value="0.213017835245859">
            <text:p>0,21301784</text:p>
          </table:table-cell>
          <table:table-cell table:style-name="ce4" table:formula="of:=[.R18]/[.F18]" office:value-type="float" office:value="0.270676826980452">
            <text:p>0,27068</text:p>
          </table:table-cell>
        </table:table-row>
        <table:table-row table:style-name="ro1">
          <table:table-cell table:number-columns-repeated="3"/>
          <table:table-cell office:value-type="string">
            <text:p>market</text:p>
          </table:table-cell>
          <table:table-cell/>
          <table:table-cell table:style-name="ce1" office:value-type="float" office:value="0.0023508728">
            <text:p>0,00235087</text:p>
          </table:table-cell>
          <table:table-cell table:style-name="ce1" office:value-type="float" office:value="0.00007897">
            <text:p>0,00007897</text:p>
          </table:table-cell>
          <table:table-cell table:style-name="ce1" office:value-type="float" office:value="0.0019726765">
            <text:p>0,00197268</text:p>
          </table:table-cell>
          <table:table-cell table:style-name="ce1" office:value-type="float" office:value="0.00013667">
            <text:p>0,00013667</text:p>
          </table:table-cell>
          <table:table-cell table:formula="of:=[.H19]-[.F19]" office:value-type="float" office:value="-0.0003781963">
            <text:p>-0,000378196300</text:p>
          </table:table-cell>
          <table:table-cell table:formula="of:=[.T19]" office:value-type="float" office:value="-0.16087484614225">
            <text:p>-0,160874846142</text:p>
          </table:table-cell>
          <table:table-cell table:formula="of:=[.H19]/[.F19]" office:value-type="float" office:value="0.83912515385775">
            <text:p>0,84</text:p>
          </table:table-cell>
          <table:table-cell/>
          <table:table-cell table:style-name="ce3"/>
          <table:table-cell table:style-name="ce1" table:formula="of:=[.F19]-[.H19]" office:value-type="float" office:value="0.0003781963">
            <text:p>0,00037820</text:p>
          </table:table-cell>
          <table:table-cell table:style-name="ce1" table:formula="of:=[.O19]/[.F19]" office:value-type="float" office:value="0.16087484614225">
            <text:p>0,16087485</text:p>
          </table:table-cell>
          <table:table-cell table:style-name="ce1"/>
          <table:table-cell table:style-name="ce1" table:formula="of:=[.J19]" office:value-type="float" office:value="-0.0003781963">
            <text:p>-0,00037820</text:p>
          </table:table-cell>
          <table:table-cell table:style-name="ce1" table:formula="of:=[.R19]/[.H19]" office:value-type="float" office:value="-0.19171734443027">
            <text:p>-0,19171734</text:p>
          </table:table-cell>
          <table:table-cell table:style-name="ce4" table:formula="of:=[.R19]/[.F19]" office:value-type="float" office:value="-0.16087484614225">
            <text:p>-0,16087</text:p>
          </table:table-cell>
        </table:table-row>
        <table:table-row table:style-name="ro1">
          <table:table-cell table:number-columns-repeated="3"/>
          <table:table-cell office:value-type="string">
            <text:p>storage tent</text:p>
          </table:table-cell>
          <table:table-cell/>
          <table:table-cell table:style-name="ce1" office:value-type="float" office:value="0.0048828912">
            <text:p>0,00488289</text:p>
          </table:table-cell>
          <table:table-cell table:style-name="ce1" office:value-type="float" office:value="0.00008609">
            <text:p>0,00008609</text:p>
          </table:table-cell>
          <table:table-cell table:style-name="ce1" office:value-type="float" office:value="0.0027645087">
            <text:p>0,00276451</text:p>
          </table:table-cell>
          <table:table-cell table:style-name="ce1" office:value-type="float" office:value="0.00005818">
            <text:p>0,00005818</text:p>
          </table:table-cell>
          <table:table-cell table:formula="of:=[.H20]-[.F20]" office:value-type="float" office:value="-0.0021183825">
            <text:p>-0,002118382500</text:p>
          </table:table-cell>
          <table:table-cell table:formula="of:=[.T20]" office:value-type="float" office:value="-0.433837743507371">
            <text:p>-0,433837743507</text:p>
          </table:table-cell>
          <table:table-cell table:formula="of:=[.H20]/[.F20]" office:value-type="float" office:value="0.566162256492629">
            <text:p>0,57</text:p>
          </table:table-cell>
          <table:table-cell/>
          <table:table-cell table:style-name="ce3"/>
          <table:table-cell table:style-name="ce1" table:formula="of:=[.F20]-[.H20]" office:value-type="float" office:value="0.0021183825">
            <text:p>0,00211838</text:p>
          </table:table-cell>
          <table:table-cell table:style-name="ce1" table:formula="of:=[.O20]/[.F20]" office:value-type="float" office:value="0.433837743507371">
            <text:p>0,43383774</text:p>
          </table:table-cell>
          <table:table-cell table:style-name="ce1"/>
          <table:table-cell table:style-name="ce1" table:formula="of:=[.J20]" office:value-type="float" office:value="-0.0021183825">
            <text:p>-0,00211838</text:p>
          </table:table-cell>
          <table:table-cell table:style-name="ce1" table:formula="of:=[.R20]/[.H20]" office:value-type="float" office:value="-0.766278109379797">
            <text:p>-0,76627811</text:p>
          </table:table-cell>
          <table:table-cell table:style-name="ce4" table:formula="of:=[.R20]/[.F20]" office:value-type="float" office:value="-0.433837743507371">
            <text:p>-0,43384</text:p>
          </table:table-cell>
        </table:table-row>
        <table:table-row table:style-name="ro1">
          <table:table-cell table:number-columns-repeated="3"/>
          <table:table-cell office:value-type="string">
            <text:p>all</text:p>
          </table:table-cell>
          <table:table-cell/>
          <table:table-cell table:style-name="ce1" office:value-type="float" office:value="0.0020727245">
            <text:p>0,00207272</text:p>
          </table:table-cell>
          <table:table-cell table:style-name="ce1" office:value-type="float" office:value="0.00148384">
            <text:p>0,00148384</text:p>
          </table:table-cell>
          <table:table-cell table:style-name="ce1" office:value-type="float" office:value="0.0015744023">
            <text:p>0,00157440</text:p>
          </table:table-cell>
          <table:table-cell table:style-name="ce1" office:value-type="float" office:value="0.00069216">
            <text:p>0,00069216</text:p>
          </table:table-cell>
          <table:table-cell table:formula="of:=[.H21]-[.F21]" office:value-type="float" office:value="-0.0004983222">
            <text:p>-0,000498322200</text:p>
          </table:table-cell>
          <table:table-cell table:formula="of:=[.T21]" office:value-type="float" office:value="-0.240418926876196">
            <text:p>-0,240418926876</text:p>
          </table:table-cell>
          <table:table-cell table:formula="of:=[.H21]/[.F21]" office:value-type="float" office:value="0.759581073123804">
            <text:p>0,76</text:p>
          </table:table-cell>
          <table:table-cell/>
          <table:table-cell table:style-name="ce3"/>
          <table:table-cell table:style-name="ce1" table:formula="of:=[.F21]-[.H21]" office:value-type="float" office:value="0.0004983222">
            <text:p>0,00049832</text:p>
          </table:table-cell>
          <table:table-cell table:style-name="ce1" table:formula="of:=[.O21]/[.F21]" office:value-type="float" office:value="0.240418926876196">
            <text:p>0,24041893</text:p>
          </table:table-cell>
          <table:table-cell table:style-name="ce1"/>
          <table:table-cell table:style-name="ce1" table:formula="of:=[.J21]" office:value-type="float" office:value="-0.0004983222">
            <text:p>-0,00049832</text:p>
          </table:table-cell>
          <table:table-cell table:style-name="ce1" table:formula="of:=[.R21]/[.H21]" office:value-type="float" office:value="-0.316515162611233">
            <text:p>-0,31651516</text:p>
          </table:table-cell>
          <table:table-cell table:style-name="ce4" table:formula="of:=[.R21]/[.F21]" office:value-type="float" office:value="-0.240418926876196">
            <text:p>-0,24042</text:p>
          </table:table-cell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number-columns-repeated="6"/>
          <table:table-cell table:style-name="ce3"/>
          <table:table-cell table:style-name="ce1" table:number-columns-repeated="5"/>
          <table:table-cell/>
        </table:table-row>
        <table:table-row table:style-name="ro1">
          <table:table-cell table:number-columns-repeated="3"/>
          <table:table-cell office:value-type="string">
            <text:p>new (cb3)</text:p>
          </table:table-cell>
          <table:table-cell/>
          <table:table-cell table:style-name="ce1" table:number-columns-repeated="2"/>
          <table:table-cell table:number-columns-repeated="7"/>
          <table:table-cell table:style-name="ce1" table:number-columns-repeated="5"/>
          <table:table-cell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97 weaver right, nearly only water</text:p>
          </table:table-cell>
          <table:table-cell/>
          <table:table-cell table:style-name="ce1" office:value-type="float" office:value="0.0006820583">
            <text:p>0,00068206</text:p>
          </table:table-cell>
          <table:table-cell table:style-name="ce1" office:value-type="float" office:value="0.00006361">
            <text:p>0,0000636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100 weaver center, only land, some buildings</text:p>
          </table:table-cell>
          <table:table-cell/>
          <table:table-cell table:style-name="ce1" office:value-type="float" office:value="0.0014215946">
            <text:p>0,00142159</text:p>
          </table:table-cell>
          <table:table-cell table:style-name="ce1" office:value-type="float" office:value="0.00009162">
            <text:p>0,0000916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103 settler right, mostly no settlement, some buildings</text:p>
          </table:table-cell>
          <table:table-cell/>
          <table:table-cell table:style-name="ce1" office:value-type="float" office:value="0.0009277844">
            <text:p>0,00092778</text:p>
          </table:table-cell>
          <table:table-cell table:style-name="ce1" office:value-type="float" office:value="0.00006209">
            <text:p>0,0000620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108 storage tent, full settlement, water and land</text:p>
          </table:table-cell>
          <table:table-cell/>
          <table:table-cell table:style-name="ce1" office:value-type="float" office:value="0.0027645087">
            <text:p>0,00276451</text:p>
          </table:table-cell>
          <table:table-cell table:style-name="ce1" office:value-type="float" office:value="0.00005818">
            <text:p>0,0000581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02 branch office, full settlement, water and land</text:p>
          </table:table-cell>
          <table:table-cell/>
          <table:table-cell table:style-name="ce1" office:value-type="float" office:value="0.0028291464">
            <text:p>0,00282915</text:p>
          </table:table-cell>
          <table:table-cell table:style-name="ce1" office:value-type="float" office:value="0.00005866">
            <text:p>0,0000586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07 settler center, some buildings (trees)</text:p>
          </table:table-cell>
          <table:table-cell/>
          <table:table-cell table:style-name="ce1" office:value-type="float" office:value="0.0017752838">
            <text:p>0,00177528</text:p>
          </table:table-cell>
          <table:table-cell table:style-name="ce1" office:value-type="float" office:value="0.00004538">
            <text:p>0,0000453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12 settler left, mostly water, some trees</text:p>
          </table:table-cell>
          <table:table-cell/>
          <table:table-cell table:style-name="ce1" office:value-type="float" office:value="0.0010488343">
            <text:p>0,00104883</text:p>
          </table:table-cell>
          <table:table-cell table:style-name="ce1" office:value-type="float" office:value="0.00003361">
            <text:p>0,0000336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80 settler right top, nearly only water, hardly any buildings</text:p>
          </table:table-cell>
          <table:table-cell/>
          <table:table-cell table:style-name="ce1" office:value-type="float" office:value="0.0012481022">
            <text:p>0,00124810</text:p>
          </table:table-cell>
          <table:table-cell table:style-name="ce1" office:value-type="float" office:value="0.00007953">
            <text:p>0,0000795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85 market place, water and land, some buildings</text:p>
          </table:table-cell>
          <table:table-cell/>
          <table:table-cell table:style-name="ce1" office:value-type="float" office:value="0.0020983076">
            <text:p>0,00209831</text:p>
          </table:table-cell>
          <table:table-cell table:style-name="ce1" office:value-type="float" office:value="0.00005534">
            <text:p>0,0000553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87 market place, mostly water, some buildings</text:p>
          </table:table-cell>
          <table:table-cell/>
          <table:table-cell table:style-name="ce1" office:value-type="float" office:value="0.0018470454">
            <text:p>0,00184705</text:p>
          </table:table-cell>
          <table:table-cell table:style-name="ce1" office:value-type="float" office:value="0.00005222">
            <text:p>0,0000522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89 settler bottom, 1/3 water, many buildings</text:p>
          </table:table-cell>
          <table:table-cell/>
          <table:table-cell table:style-name="ce1" office:value-type="float" office:value="0.0015141392">
            <text:p>0,00151414</text:p>
          </table:table-cell>
          <table:table-cell table:style-name="ce1" office:value-type="float" office:value="0.00005543">
            <text:p>0,0000554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00094 weaver bottom, mostly water, many buildings (trees)</text:p>
          </table:table-cell>
          <table:table-cell/>
          <table:table-cell table:style-name="ce1" office:value-type="float" office:value="0.000736022">
            <text:p>0,00073602</text:p>
          </table:table-cell>
          <table:table-cell table:style-name="ce1" office:value-type="float" office:value="0.00002718">
            <text:p>0,0000271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settler</text:p>
          </table:table-cell>
          <table:table-cell/>
          <table:table-cell table:style-name="ce1" office:value-type="float" office:value="0.0013028288">
            <text:p>0,00130283</text:p>
          </table:table-cell>
          <table:table-cell table:style-name="ce1" office:value-type="float" office:value="0.00031384">
            <text:p>0,0003138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branch office</text:p>
          </table:table-cell>
          <table:table-cell/>
          <table:table-cell table:style-name="ce1" office:value-type="float" office:value="0.0028291464">
            <text:p>0,00282915</text:p>
          </table:table-cell>
          <table:table-cell table:style-name="ce1" office:value-type="float" office:value="0.00005866">
            <text:p>0,0000586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weaver</text:p>
          </table:table-cell>
          <table:table-cell/>
          <table:table-cell table:style-name="ce1" office:value-type="float" office:value="0.0009465583">
            <text:p>0,00094656</text:p>
          </table:table-cell>
          <table:table-cell table:style-name="ce1" office:value-type="float" office:value="0.00034309">
            <text:p>0,0003430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arket</text:p>
          </table:table-cell>
          <table:table-cell/>
          <table:table-cell table:style-name="ce1" office:value-type="float" office:value="0.0019726765">
            <text:p>0,00197268</text:p>
          </table:table-cell>
          <table:table-cell table:style-name="ce1" office:value-type="float" office:value="0.00013667">
            <text:p>0,0001366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storage tent</text:p>
          </table:table-cell>
          <table:table-cell/>
          <table:table-cell table:style-name="ce1" office:value-type="float" office:value="0.0027645087">
            <text:p>0,00276451</text:p>
          </table:table-cell>
          <table:table-cell table:style-name="ce1" office:value-type="float" office:value="0.00005818">
            <text:p>0,0000581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ll</text:p>
          </table:table-cell>
          <table:table-cell/>
          <table:table-cell table:style-name="ce1" office:value-type="float" office:value="0.0015744023">
            <text:p>0,00157440</text:p>
          </table:table-cell>
          <table:table-cell table:style-name="ce1" office:value-type="float" office:value="0.00069216">
            <text:p>0,00069216</text:p>
          </table:table-cell>
          <table:table-cell table:number-columns-repeated="13"/>
        </table:table-row>
        <table:table-row table:style-name="ro1" table:number-rows-repeated="8">
          <table:table-cell table:number-columns-repeated="5"/>
          <table:table-cell table:style-name="ce1" table:number-columns-repeated="2"/>
          <table:table-cell table:number-columns-repeated="13"/>
        </table:table-row>
        <table:table-row table:style-name="ro1" table:visibility="collapse" table:number-rows-repeated="2">
          <table:table-cell table:number-columns-repeated="5"/>
          <table:table-cell table:style-name="ce1" table:number-columns-repeated="2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>
            <draw:frame table:end-cell-address="Sheet1.I93" table:end-x="1.532cm" table:end-y="0.427cm" draw:z-index="0" draw:style-name="gr1" svg:width="27.965cm" svg:height="16.028cm" svg:x="1.046cm" svg:y="0.133cm">
              <draw:object draw:notify-on-update-of-ranges="Sheet1.E4:Sheet1.E15 Sheet1.F4:Sheet1.F15 Sheet1.H4:Sheet1.H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1" table:number-columns-repeated="2"/>
          <table:table-cell table:number-columns-repeated="13"/>
        </table:table-row>
        <table:table-row table:style-name="ro1" table:number-rows-repeated="65480">
          <table:table-cell table:number-columns-repeated="5"/>
          <table:table-cell table:style-name="ce1" table:number-columns-repeated="2"/>
          <table:table-cell table:number-columns-repeated="13"/>
        </table:table-row>
        <table:table-row table:style-name="ro1" table:number-rows-repeated="98303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8" number:min-integer-digits="1" number:grouping="true"/>
    </number:number-style>
    <number:number-style style:name="N109">
      <number:number number:decimal-places="3" number:min-integer-digits="1" number:grouping="true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.06.2011</text:date>, <text:time>17:5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3T17:50:43</dc:date>
    <meta:generator>OpenOffice.org/3.3$Unix OpenOffice.org_project/330m20$Build-9567</meta:generator>
    <meta:editing-duration>PT2H39M8S</meta:editing-duration>
    <meta:editing-cycles>23</meta:editing-cycles>
    <meta:document-statistic meta:table-count="1" meta:cell-count="36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fill-color="#004586"/>
      <style:text-properties fo:font-size="6pt" style:font-size-asian="6pt" style:font-size-complex="6pt"/>
    </style:style>
    <style:style style:name="ch7" style:family="chart" style:data-style-name="N109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66cm" svg:height="16.029cm" xlink:href=".." xlink:type="simple" chart:class="chart:bar" chart:style-name="ch1">
        <chart:plot-area chart:style-name="ch2" table:cell-range-address="Sheet1.E4:Sheet1.F15 Sheet1.H4:Sheet1.H15" chart:data-source-has-labels="column" svg:x="1.009cm" svg:y="1.415cm" svg:width="25.839cm" svg:height="13.874cm">
          <chartooo:coordinate-region svg:x="2.318cm" svg:y="1.642cm" svg:width="24.53cm" svg:height="12.947cm"/>
          <chart:axis chart:dimension="x" chart:name="primary-x" chart:style-name="ch3">
            <chart:categories table:cell-range-address="Sheet1.E4:Sheet1.E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5" chart:class="chart:bar">
            <chart:data-point chart:repeated="12"/>
          </chart:series>
          <chart:series chart:style-name="ch7" chart:values-cell-range-address="Sheet1.H4:Sheet1.H1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UC01</text:p>
                <draw:g>
                  <svg:desc>Sheet1.E4:Sheet1.E15</svg:desc>
                </draw:g>
              </table:table-cell>
              <table:table-cell office:value-type="float" office:value="0.0054189372">
                <text:p>0.0054189372</text:p>
                <draw:g>
                  <svg:desc>Sheet1.F4:Sheet1.F15</svg:desc>
                </draw:g>
              </table:table-cell>
              <table:table-cell office:value-type="float" office:value="0.0028291464">
                <text:p>0.0028291464</text:p>
                <draw:g>
                  <svg:desc>Sheet1.H4:Sheet1.H15</svg:desc>
                </draw:g>
              </table:table-cell>
            </table:table-row>
            <table:table-row>
              <table:table-cell office:value-type="string">
                <text:p>UC02</text:p>
              </table:table-cell>
              <table:table-cell office:value-type="float" office:value="0.0048828912">
                <text:p>0.0048828912</text:p>
              </table:table-cell>
              <table:table-cell office:value-type="float" office:value="0.0027645087">
                <text:p>0.0027645087</text:p>
              </table:table-cell>
            </table:table-row>
            <table:table-row>
              <table:table-cell office:value-type="string">
                <text:p>UC03</text:p>
              </table:table-cell>
              <table:table-cell office:value-type="float" office:value="0.0024070621">
                <text:p>0.0024070621</text:p>
              </table:table-cell>
              <table:table-cell office:value-type="float" office:value="0.0020983076">
                <text:p>0.0020983076</text:p>
              </table:table-cell>
            </table:table-row>
            <table:table-row>
              <table:table-cell office:value-type="string">
                <text:p>UC04</text:p>
              </table:table-cell>
              <table:table-cell office:value-type="float" office:value="0.0022946835">
                <text:p>0.0022946835</text:p>
              </table:table-cell>
              <table:table-cell office:value-type="float" office:value="0.0018470454">
                <text:p>0.0018470454</text:p>
              </table:table-cell>
            </table:table-row>
            <table:table-row>
              <table:table-cell office:value-type="string">
                <text:p>UC05</text:p>
              </table:table-cell>
              <table:table-cell office:value-type="float" office:value="0.0012865448">
                <text:p>0.0012865448</text:p>
              </table:table-cell>
              <table:table-cell office:value-type="float" office:value="0.0006820583">
                <text:p>0.0006820583</text:p>
              </table:table-cell>
            </table:table-row>
            <table:table-row>
              <table:table-cell office:value-type="string">
                <text:p>UC06</text:p>
              </table:table-cell>
              <table:table-cell office:value-type="float" office:value="0.0018889356">
                <text:p>0.0018889356</text:p>
              </table:table-cell>
              <table:table-cell office:value-type="float" office:value="0.0017752838">
                <text:p>0.0017752838</text:p>
              </table:table-cell>
            </table:table-row>
            <table:table-row>
              <table:table-cell office:value-type="string">
                <text:p>UC07</text:p>
              </table:table-cell>
              <table:table-cell office:value-type="float" office:value="0.0014106393">
                <text:p>0.0014106393</text:p>
              </table:table-cell>
              <table:table-cell office:value-type="float" office:value="0.0010488343">
                <text:p>0.0010488343</text:p>
              </table:table-cell>
            </table:table-row>
            <table:table-row>
              <table:table-cell office:value-type="string">
                <text:p>UC08</text:p>
              </table:table-cell>
              <table:table-cell office:value-type="float" office:value="0.0013856268">
                <text:p>0.0013856268</text:p>
              </table:table-cell>
              <table:table-cell office:value-type="float" office:value="0.0012481022">
                <text:p>0.0012481022</text:p>
              </table:table-cell>
            </table:table-row>
            <table:table-row>
              <table:table-cell office:value-type="string">
                <text:p>UC09</text:p>
              </table:table-cell>
              <table:table-cell office:value-type="float" office:value="0.0016626">
                <text:p>0.0016626</text:p>
              </table:table-cell>
              <table:table-cell office:value-type="float" office:value="0.0015141392">
                <text:p>0.0015141392</text:p>
              </table:table-cell>
            </table:table-row>
            <table:table-row>
              <table:table-cell office:value-type="string">
                <text:p>UC10</text:p>
              </table:table-cell>
              <table:table-cell office:value-type="float" office:value="0.0006404614">
                <text:p>0.0006404614</text:p>
              </table:table-cell>
              <table:table-cell office:value-type="float" office:value="0.0014215946">
                <text:p>0.0014215946</text:p>
              </table:table-cell>
            </table:table-row>
            <table:table-row>
              <table:table-cell office:value-type="string">
                <text:p>UC11</text:p>
              </table:table-cell>
              <table:table-cell office:value-type="float" office:value="0.0008874631">
                <text:p>0.0008874631</text:p>
              </table:table-cell>
              <table:table-cell office:value-type="float" office:value="0.0009277844">
                <text:p>0.0009277844</text:p>
              </table:table-cell>
            </table:table-row>
            <table:table-row>
              <table:table-cell office:value-type="string">
                <text:p>UC12</text:p>
              </table:table-cell>
              <table:table-cell office:value-type="float" office:value="0.0007068491">
                <text:p>0.0007068491</text:p>
              </table:table-cell>
              <table:table-cell office:value-type="float" office:value="0.000736022">
                <text:p>0.000736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